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B000002810EAF26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1453in" draw:z-index="0"><draw:image xlink:href="Pictures/100000010000040B000002810EAF26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4:13:59.266302621</meta:creation-date>
    <dc:date>2025-09-24T04:15:28.680159534</dc:date>
    <meta:editing-duration>PT1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